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3.19cm" fo:min-width="3.385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10.422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77cm" fo:min-width="1.987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977cm" fo:min-width="1.099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301cm" fo:min-width="1.099cm"/>
      <style:paragraph-properties style:writing-mode="lr-tb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77cm" fo:min-width="1.099cm"/>
      <style:paragraph-properties style:writing-mode="lr-tb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752cm" fo:min-width="1.098cm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14cm" fo:min-width="5.85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14cm" fo:min-width="3.564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3.818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469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25cm" fo:min-width="5.469cm"/>
      <style:paragraph-properties style:writing-mode="lr-tb"/>
    </style:style>
    <style:style style:name="gr13" style:family="graphic" style:parent-style-name="objectwithoutfill">
      <style:graphic-properties draw:marker-end="Linienspitzen_20_2" draw:marker-end-width="0.3cm" draw:fill="none" draw:textarea-vertical-align="middle"/>
    </style:style>
    <style:style style:name="gr14" style:family="graphic" style:parent-style-name="objectwithoutfill">
      <style:graphic-properties draw:marker-end="Linienspitzen_20_3" draw:marker-end-width="0.3cm" draw:fill="none" draw:textarea-vertical-align="middle"/>
    </style:style>
    <style:style style:name="gr15" style:family="graphic" style:parent-style-name="objectwithoutfill">
      <style:graphic-properties draw:marker-end="Linienspitzen_20_4" draw:marker-end-width="0.3cm" draw:fill="none" draw:textarea-vertical-align="middle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85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4.453cm"/>
      <style:paragraph-properties style:writing-mode="lr-tb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258cm" fo:min-width="4.453cm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4.453cm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766cm" fo:min-width="4.453cm"/>
      <style:paragraph-properties style:writing-mode="lr-tb"/>
    </style:style>
    <style:style style:name="gr22" style:family="graphic" style:parent-style-name="objectwithoutfill">
      <style:graphic-properties draw:stroke="dash" draw:stroke-dash="Dash" draw:marker-end="Linienspitzen_20_4" draw:marker-end-width="0.3cm" draw:fill="none" draw:textarea-vertical-align="middle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8.136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8.136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655cm" fo:min-width="8.136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258cm" fo:min-width="5.85cm"/>
      <style:paragraph-properties style:writing-mode="lr-tb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5.85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ffffff" draw:opacity="100%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000000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3.885cm" svg:height="3.44cm" svg:x="7.529cm" svg:y="13.827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measurelines" svg:width="10.922cm" svg:height="4.953cm" svg:x="1.762cm" svg:y="1.762cm">
          <text:p text:style-name="P1"><text:span text:style-name="T1">cls_Grid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9.931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7.267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2.028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4.603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1.599cm" svg:height="3.227cm" svg:x="5.047cm" svg:y="3.1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1.599cm" svg:height="2.551cm" svg:x="7.8cm" svg:y="3.864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1.599cm" svg:height="2.927cm" svg:x="2.472cm" svg:y="3.4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1.598cm" svg:height="3.002cm" svg:x="10.464cm" svg:y="3.413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controls" svg:width="6.35cm" svg:height="4.964cm" svg:x="6.08cm" svg:y="13.054cm">
          <text:p text:style-name="P1"><text:span text:style-name="T1">cls_val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885cm" svg:height="3.44cm" svg:x="7.783cm" svg:y="14.07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885cm" svg:height="3.44cm" svg:x="8.037cm" svg:y="14.335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4.064cm" svg:height="4.064cm" svg:x="19.288cm" svg:y="8.366cm">
          <draw:glue-point draw:id="4" svg:x="-5cm" svg:y="-2.187cm" draw:escape-direction="left"/>
          <text:p text:style-name="P1"><text:span text:style-name="T1">cls_sortControl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318cm" svg:height="1.143cm" svg:x="24.241cm" svg:y="9.89cm">
          <text:p text:style-name="P1"><text:span text:style-name="T1">iSortAlgory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3" draw:id="id3" draw:layer="layout" svg:width="5.969cm" svg:height="1.143cm" svg:x="21.828cm" svg:y="13.7cm">
          <text:p text:style-name="P1"><text:span text:style-name="T1">cls_sortAlgo:BinarySearch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969cm" svg:height="1.143cm" svg:x="21.828cm" svg:y="14.97cm">
          <text:p text:style-name="P1"><text:span text:style-name="T1">cls_sortAlgo:BubbleSearch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969cm" svg:height="1.143cm" svg:x="21.828cm" svg:y="16.24cm">
          <text:p text:style-name="P1"><text:span text:style-name="T1">cls_sortAlgo: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" draw:id="id1" draw:layer="layout" svg:width="5.969cm" svg:height="3.175cm" svg:x="15.732cm" svg:y="1.762cm">
          <text:p text:style-name="P1"><text:span text:style-name="T1">cls_UI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1.701cm" svg:y1="3.349cm" svg:x2="21.32cm" svg:y2="8.366cm" draw:start-shape="id1" draw:start-glue-point="1" draw:end-shape="id2" draw:end-glue-point="0" svg:d="M21701 3349h500v3302h-881v1715" svg:viewBox="0 0 882 5018">
          <text:p/>
        </draw:connector>
        <draw:connector draw:style-name="gr14" draw:text-style-name="P5" draw:layer="layout" svg:x1="24.812cm" svg:y1="13.7cm" svg:x2="26.4cm" svg:y2="11.033cm" draw:start-shape="id3" draw:start-glue-point="0" draw:end-shape="id4" draw:end-glue-point="2" svg:d="M24812 13700v-1334h1588v-1333" svg:viewBox="0 0 1589 2668">
          <text:p/>
        </draw:connector>
        <draw:connector draw:style-name="gr15" draw:text-style-name="P5" draw:layer="layout" svg:x1="12.43cm" svg:y1="15.536cm" svg:x2="19.288cm" svg:y2="10.398cm" draw:start-shape="id5" draw:start-glue-point="1" draw:end-shape="id2" draw:end-glue-point="3" svg:d="M12430 15536h3429v-5138h3429" svg:viewBox="0 0 6859 5139">
          <text:p/>
        </draw:connector>
        <draw:connector draw:style-name="gr15" draw:text-style-name="P5" draw:layer="layout" svg:x1="7.223cm" svg:y1="6.715cm" svg:x2="9.255cm" svg:y2="8.683cm" draw:start-shape="id6" draw:start-glue-point="2" draw:end-shape="id7" draw:end-glue-point="3" svg:d="M7223 6715v1968h2032" svg:viewBox="0 0 2033 1969">
          <text:p/>
        </draw:connector>
        <draw:custom-shape draw:style-name="gr16" draw:text-style-name="P7" xml:id="id7" draw:id="id7" draw:layer="layout" svg:width="6.35cm" svg:height="1.143cm" svg:x="9.255cm" svg:y="8.112cm">
          <text:p text:style-name="P6"><text:span text:style-name="T1">&lt;&lt;INTERFACE&gt;&gt;</text:span></text:p>
          <text:p text:style-name="P6"><text:span text:style-name="T2">iValueView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15.605cm" svg:y1="8.683cm" svg:x2="19.288cm" svg:y2="9.51cm" draw:start-shape="id7" draw:start-glue-point="1" draw:end-shape="id2" draw:end-glue-point="4" svg:d="M15605 8683h1842v827h1841" svg:viewBox="0 0 3684 828">
          <text:p/>
        </draw:connector>
        <draw:connector draw:style-name="gr15" draw:text-style-name="P5" draw:layer="layout" svg:x1="24.241cm" svg:y1="10.461cm" svg:x2="23.352cm" svg:y2="10.398cm" draw:start-shape="id4" draw:start-glue-point="3" draw:end-shape="id2" draw:end-glue-point="1" svg:d="M24241 10461h-444v-63h-445" svg:viewBox="0 0 890 64">
          <text:p/>
        </draw:connector>
      </draw:page>
      <draw:page draw:name="page2" draw:style-name="dp1" draw:master-page-name="Default">
        <draw:custom-shape draw:style-name="gr17" draw:text-style-name="P7" draw:layer="layout" svg:width="4.953cm" svg:height="1.143cm" svg:x="4.683cm" svg:y="4.81cm">
          <text:p text:style-name="P6"><text:span text:style-name="T1">&lt;&lt;INTERFACE&gt;&gt;</text:span></text:p>
          <text:p text:style-name="P6"><text:span text:style-name="T2">iSortAlgo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4.619cm" svg:y1="16.24cm" svg:x2="7.159cm" svg:y2="13.446cm" draw:start-shape="id8" draw:start-glue-point="0" draw:end-shape="id9" draw:end-glue-point="2" svg:d="M4619 16240v-1397h2540v-1397" svg:viewBox="0 0 2541 2795">
          <text:p/>
        </draw:connector>
        <draw:custom-shape draw:style-name="gr19" draw:text-style-name="P8" draw:layer="layout" svg:width="4.953cm" svg:height="0.508cm" svg:x="4.683cm" svg:y="5.9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xml:id="id11" draw:id="id11" draw:layer="layout" svg:width="4.953cm" svg:height="1.778cm" svg:x="4.683cm" svg:y="6.461cm">
          <text:p text:style-name="P9"><text:span text:style-name="T3">+ sort(Values:int[])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0" draw:id="id10" draw:layer="layout" svg:width="4.953cm" svg:height="1.143cm" svg:x="4.683cm" svg:y="10.779cm">
          <text:p text:style-name="P6"><text:span text:style-name="T2">SortAlgo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953cm" svg:height="0.508cm" svg:x="4.683cm" svg:y="11.9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9" draw:id="id9" draw:layer="layout" svg:width="4.953cm" svg:height="1.016cm" svg:x="4.683cm" svg:y="12.43cm">
          <text:p text:style-name="P9"><text:span text:style-name="T3">+ sort(Values:int[])</text:span>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svg:x1="7.159cm" svg:y1="10.779cm" svg:x2="7.159cm" svg:y2="8.239cm" draw:start-shape="id10" draw:start-glue-point="0" draw:end-shape="id11" draw:end-glue-point="2" svg:d="M7159 10779v-2540" svg:viewBox="0 0 1 2541">
          <text:p/>
        </draw:connector>
        <draw:custom-shape draw:style-name="gr17" draw:text-style-name="P7" xml:id="id8" draw:id="id8" draw:layer="layout" svg:width="4.953cm" svg:height="1.143cm" svg:x="2.143cm" svg:y="16.24cm">
          <text:p text:style-name="P6"><text:span text:style-name="T2">BinarySearch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953cm" svg:height="0.508cm" svg:x="2.143cm" svg:y="17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953cm" svg:height="1.016cm" svg:x="2.143cm" svg:y="17.891cm">
          <text:p text:style-name="P9"><text:span text:style-name="T3">+ sort(Values:int[])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2" draw:id="id12" draw:layer="layout" svg:width="4.953cm" svg:height="1.143cm" svg:x="7.223cm" svg:y="16.24cm">
          <text:p text:style-name="P6"><text:span text:style-name="T2">BubbleSearch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953cm" svg:height="0.508cm" svg:x="7.223cm" svg:y="17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953cm" svg:height="1.016cm" svg:x="7.223cm" svg:y="17.891cm">
          <text:p text:style-name="P9"><text:span text:style-name="T3">+ sort(Values:int[])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9.699cm" svg:y1="16.24cm" svg:x2="7.159cm" svg:y2="13.446cm" draw:start-shape="id12" draw:start-glue-point="0" draw:end-shape="id9" draw:end-glue-point="2" svg:d="M9699 16240v-1397h-2540v-1397" svg:viewBox="0 0 2541 2795">
          <text:p/>
        </draw:connector>
        <draw:custom-shape draw:style-name="gr23" draw:text-style-name="P7" draw:layer="layout" svg:width="8.636cm" svg:height="1.143cm" svg:x="17.002cm" svg:y="2.905cm">
          <text:p text:style-name="P6"><text:span text:style-name="T2">SortControlle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636cm" svg:height="0.762cm" svg:x="17.002cm" svg:y="4.048cm">
          <text:p text:style-name="P9"><text:span text:style-name="T3">+ View:iValue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8.636cm" svg:height="1.905cm" svg:x="17.002cm" svg:y="4.81cm">
          <text:p text:style-name="P9"><text:span text:style-name="T3">+ sort(Values:int[], SearchAlgo:iSortAlgo)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6.35cm" svg:height="1.143cm" svg:x="17.383cm" svg:y="13.065cm">
          <text:p text:style-name="P6"><text:span text:style-name="T1">&lt;&lt;INTERFACE&gt;&gt;</text:span></text:p>
          <text:p text:style-name="P6"><text:span text:style-name="T2">iValueView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6.35cm" svg:height="0.508cm" svg:x="17.383cm" svg:y="14.2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6.35cm" svg:height="1.778cm" svg:x="17.383cm" svg:y="14.716cm">
          <text:p text:style-name="P9"><text:span text:style-name="T3">+ showValues(Values:int[]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_20_unfilled" draw:display-name="Triangle unfilled" svg:viewBox="0 0 3000 3000" svg:d="M1500 0l1500 3000h-3000zM1500 447l-1176 2353h235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6.2$Windows_X86_64 LibreOffice_project/144abb84a525d8e30c9dbbefa69cbbf2d8d4ae3b</meta:generator>
    <dc:date>2021-10-03T14:41:35.909000000</dc:date>
    <meta:editing-duration>PT21M49S</meta:editing-duration>
    <meta:editing-cycles>7</meta:editing-cycles>
    <meta:document-statistic meta:object-count="47"/>
  </office:meta>
</office:document-meta>
</file>